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15];[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16];[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17];[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18];[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3291">
            <text:p>21.5593291</text:p>
          </table:table-cell>
          <table:table-cell table:style-name="ce25" office:value-type="float" office:value="39.1412087">
            <text:p>39.1412087</text:p>
          </table:table-cell>
          <table:table-cell table:style-name="ce24" table:formula="oooc:=VLOOKUP([.F19];[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0];[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1];[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22];[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27];[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5" office:value-type="float" office:value="21.535366">
            <text:p>21.5353660</text:p>
          </table:table-cell>
          <table:table-cell table:style-name="ce25" office:value-type="float" office:value="39.051201">
            <text:p>39.051201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47];[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48];[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49];[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50];[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51];[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 main gate</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52];[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48041">
            <text:p>39.1480410</text:p>
          </table:table-cell>
          <table:table-cell table:style-name="ce24" table:formula="oooc:=VLOOKUP([.F53];[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54];[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55];[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56];[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57];[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58];[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59];[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60];[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61];[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62];[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63];[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64];[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65];[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66];[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67];[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68];[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71];[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72];[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73];[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74];[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75];[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76];[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77];[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Jeddah,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78];[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 Amir Sultan Street, Jeddah,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79];[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80];[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81];[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82];[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83];[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84];[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 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85];[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86];[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87];[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88];[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89];[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90];[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Address Al Amir Sultan Street, Phone 02-6199967 Fax 02-6199558, P.O Box 20358 - Jeddah 21455, Sat to Thur    08:00a.m / 12:00a.m, 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91];[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92];[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93];[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94];[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on Sar[iy] Street. Showroom Timings: Sat-Thu 9am-2pm, 4.30pm-11pm; Fri 4.30pm-11pm 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95];[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Prince Sultan street Showroom timings: Sat-Thu 9am-12pm, 4.30pm-11pm; Fri 4.30pm-11pm 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96];[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 Phone: +966 2 6633000&lt;br&gt;Saturday to Thursday: 10:00 – 24:00 Friday: 16:00 – 24:00 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97];[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98];[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99];[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00];[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01];[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02];[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 Jeddah: 21451 Phone: +966 2 650 9000 Fax: +966 2 653 5045 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03];[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04];[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05];[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06];[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07];[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08];[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09];[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10];[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11];[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12];[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13];[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14];[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15];[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16];[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17];[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5" office:value-type="float" office:value="39.10973">
            <text:p>39.1097300</text:p>
          </table:table-cell>
          <table:table-cell table:style-name="ce24" table:formula="oooc:=VLOOKUP([.F118];[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19];[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20];[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21];[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22];[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23];[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24];[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25];[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26];[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27];[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28];[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29];[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30];[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31];[Styles.A$1:.C$400];2)" office:value-type="string">
            <text:p>Boat shop</text:p>
          </table:table-cell>
          <table:table-cell table:style-name="ce24" office:value-type="float" office:value="695">
            <text:p>695</text:p>
          </table:table-cell>
        </table:table-row>
        <table:table-row table:style-name="ro2">
          <table:table-cell table:style-name="ce24" office:value-type="string">
            <text:p>Dive shops</text:p>
          </table:table-cell>
          <table:table-cell table:style-name="ce24" office:value-type="string">
            <text:p>2 in Danube building, one across parking lot</text:p>
          </table:table-cell>
          <table:table-cell table:style-name="ce25" office:value-type="float" office:value="21.548698">
            <text:p>21.5486980</text:p>
          </table:table-cell>
          <table:table-cell table:style-name="ce25" office:value-type="float" office:value="39.162289">
            <text:p>39.1622890</text:p>
          </table:table-cell>
          <table:table-cell table:style-name="ce24" table:formula="oooc:=VLOOKUP([.F132];[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33];[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34];[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l Akhal Oasis</text:p>
          </table:table-cell>
          <table:table-cell/>
          <table:table-cell table:style-name="ce25" office:value-type="float" office:value="23.310912">
            <text:p>23.3109120</text:p>
          </table:table-cell>
          <table:table-cell table:style-name="ce25" office:value-type="float" office:value="39.1371766">
            <text:p>39.1371766</text:p>
          </table:table-cell>
          <table:table-cell table:style-name="ce24" table:formula="oooc:=VLOOKUP([.F13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36];[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37];[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38];[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39];[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40];[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41];[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42];[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43];[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44];[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45];[Styles.A$1:.C$400];2)" office:value-type="string">
            <text:p>Bus dropoff</text:p>
          </table:table-cell>
          <table:table-cell table:style-name="ce24" office:value-type="float" office:value="705">
            <text:p>705</text:p>
          </table:table-cell>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7">
            <text:p>7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8">
            <text:p>7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9">
            <text:p>7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0">
            <text:p>7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1">
            <text:p>7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2">
            <text:p>7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3">
            <text:p>7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4">
            <text:p>7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5">
            <text:p>7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office:master-styles>
</office:document-styles>
</file>